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Inconsolata" svg:font-family="Inconsolata, Monaco, Consolas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rsid="00602e19" officeooo:paragraph-rsid="00602e19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361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Ziel</text:h>
      <text:p text:style-name="P1">Sprachlehrer-Webseite für mich</text:p>
      <text:h text:style-name="P27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5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text:line-break/></text:span><text:span text:style-name="T36">--Wo finden sich Variablen wie German, vocabList?</text:span></text:p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<text:soft-page-break/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<text:soft-page-break/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Inconsolata" svg:font-family="Inconsolata, Monaco, Consolas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02T13:21:46.940000000</dc:date>
    <meta:editing-duration>P21DT36M43S</meta:editing-duration>
    <meta:editing-cycles>103</meta:editing-cycles>
    <meta:document-statistic meta:table-count="0" meta:image-count="0" meta:object-count="0" meta:page-count="3" meta:paragraph-count="29" meta:word-count="470" meta:character-count="3631" meta:non-whitespace-character-count="2872"/>
  </office:meta>
</office:document-meta>
</file>